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 officeooo:rsid="00115528" officeooo:paragraph-rsid="00115528"/>
    </style:style>
    <style:style style:name="P2" style:family="paragraph" style:parent-style-name="Standard">
      <style:text-properties fo:color="#800000" officeooo:rsid="001321b4" officeooo:paragraph-rsid="001321b4"/>
    </style:style>
    <style:style style:name="P3" style:family="paragraph" style:parent-style-name="Standard">
      <style:text-properties fo:color="#800000" officeooo:rsid="001321b4" officeooo:paragraph-rsid="0016669c"/>
    </style:style>
    <style:style style:name="P4" style:family="paragraph" style:parent-style-name="Standard">
      <style:text-properties fo:color="#800000" officeooo:rsid="0014b7d3" officeooo:paragraph-rsid="0014b7d3"/>
    </style:style>
    <style:style style:name="P5" style:family="paragraph" style:parent-style-name="Standard">
      <style:text-properties officeooo:rsid="0012b4b7" officeooo:paragraph-rsid="0012b4b7"/>
    </style:style>
    <style:style style:name="P6" style:family="paragraph" style:parent-style-name="Standard">
      <style:text-properties officeooo:rsid="001321b4" officeooo:paragraph-rsid="001321b4"/>
    </style:style>
    <style:style style:name="P7" style:family="paragraph" style:parent-style-name="Standard">
      <style:text-properties officeooo:rsid="0013d25e" officeooo:paragraph-rsid="0013d25e"/>
    </style:style>
    <style:style style:name="P8" style:family="paragraph" style:parent-style-name="Standard">
      <style:text-properties fo:color="#990099" officeooo:rsid="0013d25e" officeooo:paragraph-rsid="0013d25e"/>
    </style:style>
    <style:style style:name="P9" style:family="paragraph" style:parent-style-name="Standard">
      <style:text-properties fo:color="#990099" officeooo:rsid="0013d25e" officeooo:paragraph-rsid="0014b7d3"/>
    </style:style>
    <style:style style:name="P10" style:family="paragraph" style:parent-style-name="Standard">
      <style:text-properties fo:color="#990099" officeooo:rsid="001321b4" officeooo:paragraph-rsid="001321b4"/>
    </style:style>
    <style:style style:name="P11" style:family="paragraph" style:parent-style-name="Standard">
      <style:text-properties fo:color="#990099" officeooo:rsid="001408e7" officeooo:paragraph-rsid="001408e7"/>
    </style:style>
    <style:style style:name="P12" style:family="paragraph" style:parent-style-name="Standard">
      <style:text-properties fo:color="#990099" officeooo:rsid="0014b7d3" officeooo:paragraph-rsid="0014b7d3"/>
    </style:style>
    <style:style style:name="P13" style:family="paragraph" style:parent-style-name="Standard">
      <style:text-properties fo:color="#990099" officeooo:rsid="0016669c" officeooo:paragraph-rsid="0016669c"/>
    </style:style>
    <style:style style:name="P14" style:family="paragraph" style:parent-style-name="Standard">
      <style:text-properties fo:color="#000000" officeooo:rsid="001408e7" officeooo:paragraph-rsid="001408e7"/>
    </style:style>
    <style:style style:name="P15" style:family="paragraph" style:parent-style-name="Standard">
      <style:text-properties fo:color="#000000" officeooo:rsid="0014b7d3" officeooo:paragraph-rsid="0014b7d3"/>
    </style:style>
    <style:style style:name="P16" style:family="paragraph" style:parent-style-name="Standard">
      <style:text-properties fo:color="#000000" officeooo:rsid="0016669c" officeooo:paragraph-rsid="0016669c"/>
    </style:style>
    <style:style style:name="P17" style:family="paragraph" style:parent-style-name="Standard">
      <style:text-properties fo:color="#000000" officeooo:rsid="0019028b" officeooo:paragraph-rsid="0019028b"/>
    </style:style>
    <style:style style:name="P18" style:family="paragraph" style:parent-style-name="Standard">
      <style:text-properties fo:color="#000000" officeooo:rsid="001a32d3" officeooo:paragraph-rsid="001a32d3"/>
    </style:style>
    <style:style style:name="P19" style:family="paragraph" style:parent-style-name="Standard" style:list-style-name="L1">
      <style:text-properties fo:color="#000000" officeooo:rsid="001a32d3" officeooo:paragraph-rsid="001a32d3"/>
    </style:style>
    <style:style style:name="P20" style:family="paragraph" style:parent-style-name="Standard" style:list-style-name="L2">
      <style:text-properties fo:color="#000000" officeooo:rsid="001a32d3" officeooo:paragraph-rsid="001a32d3"/>
    </style:style>
    <style:style style:name="P21" style:family="paragraph" style:parent-style-name="Standard">
      <style:text-properties fo:color="#000000" officeooo:rsid="001c0f35" officeooo:paragraph-rsid="001c0f35"/>
    </style:style>
    <style:style style:name="P22" style:family="paragraph" style:parent-style-name="Standard" style:list-style-name="L3">
      <style:text-properties fo:color="#000000" officeooo:rsid="001c0f35" officeooo:paragraph-rsid="001c0f35"/>
    </style:style>
    <style:style style:name="P23" style:family="paragraph" style:parent-style-name="Standard" style:list-style-name="L3">
      <style:text-properties fo:color="#000000" officeooo:rsid="001c92aa" officeooo:paragraph-rsid="001c92aa"/>
    </style:style>
    <style:style style:name="T1" style:family="text">
      <style:text-properties officeooo:rsid="001321b4"/>
    </style:style>
    <style:style style:name="T2" style:family="text">
      <style:text-properties officeooo:rsid="0013d25e"/>
    </style:style>
    <style:style style:name="T3" style:family="text">
      <style:text-properties fo:color="#990099"/>
    </style:style>
    <style:style style:name="T4" style:family="text">
      <style:text-properties officeooo:rsid="0014b7d3"/>
    </style:style>
    <style:style style:name="T5" style:family="text">
      <style:text-properties officeooo:rsid="0016669c"/>
    </style:style>
    <style:style style:name="T6" style:family="text">
      <style:text-properties officeooo:rsid="0019028b"/>
    </style:style>
    <style:style style:name="T7" style:family="text">
      <style:text-properties fo:color="#000000" officeooo:rsid="001a32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es – Theory</text:p>
      <text:p text:style-name="P5">Classes are a huge topic, so brace yourself, because I’ll talk a bit. First a bit of theory: C# is a so-called Object Oriented Programming Language, fancy words uhu, this means that when you program in C# you should think in objects. E.g. if you have a program that deals with cars you’ll want to create a car object and maybe give it some properties (max speed, color, model,…). </text:p>
      <text:p text:style-name="P5">Classes allow you to do just that and much more! A class is basically a definition of an object that can have properties and can perform actions, in developer-language properties are variables and actions are methods.</text:p>
      <text:p text:style-name="P5">When you created a definition for an object <text:span text:style-name="T1">you’ll want to create an object that follow that definition, in our car example this would be creating the cars. The “car” object will be stored inside a variable. As you understand we can have many cars that follow the same model, but have different properties (variables). </text:span></text:p>
      <text:p text:style-name="P5"/>
      <text:p text:style-name="P2">Class<text:span text:style-name="T5">es</text:span> – Practice </text:p>
      <text:p text:style-name="P6">So here is the syntax to create a class</text:p>
      <text:p text:style-name="P10">class className{</text:p>
      <text:p text:style-name="P10"><text:tab/>//<text:span text:style-name="T2">things inside the class</text:span></text:p>
      <text:p text:style-name="P10">}</text:p>
      <text:p text:style-name="P6">pretty easy, right? </text:p>
      <text:p text:style-name="P7">When you want to create an object that follow the definition (called instance of the class), you can use this syntax:</text:p>
      <text:p text:style-name="P8">className()</text:p>
      <text:p text:style-name="P7">This will return an object (it’s a method, did you recognize the syntax?).</text:p>
      <text:p text:style-name="P7">So our car model would work out like this:</text:p>
      <text:p text:style-name="P8">class Car{</text:p>
      <text:p text:style-name="P8"><text:tab/>float speed;</text:p>
      <text:p text:style-name="P8"><text:tab/>string color;</text:p>
      <text:p text:style-name="P8"><text:tab/>string model;</text:p>
      <text:p text:style-name="P8">}</text:p>
      <text:p text:style-name="P8">\\ ….</text:p>
      <text:p text:style-name="P8">var ferrari = Car();</text:p>
      <text:p text:style-name="P14">Now that we have our ferrari object, we want to assign its variables (or use its methods), we can use the syntax</text:p>
      <text:p text:style-name="P11">className.Property</text:p>
      <text:p text:style-name="P14">so for example to set the max speed of the ferrari to 350 km/h</text:p>
      <text:p text:style-name="P11">ferrari.speed=350;</text:p>
      <text:p text:style-name="P14"/>
      <text:p text:style-name="P15">Let’s suppose that every car cost 200 times his max speed and we wanted to create a function that gives us the cost of the car we need to edit our like this:</text:p>
      <text:p text:style-name="P9">class Car{</text:p>
      <text:p text:style-name="P9"><text:tab/>float speed;</text:p>
      <text:p text:style-name="P9"><text:tab/>string color;</text:p>
      <text:p text:style-name="P9"><text:tab/>string model;</text:p>
      <text:p text:style-name="P9"><text:tab/><text:span text:style-name="T4">float price(){</text:span></text:p>
      <text:p text:style-name="P9"><text:tab/><text:tab/><text:span text:style-name="T4">return speed*200;</text:span></text:p>
      <text:p text:style-name="P9"><text:tab/><text:span text:style-name="T4">}</text:span></text:p>
      <text:p text:style-name="P9">}</text:p>
      <text:p text:style-name="P9">\\ ….</text:p>
      <text:p text:style-name="P9">var ferrari = Car();</text:p>
      <text:p text:style-name="P12">ferrari.speed=350;</text:p>
      <text:p text:style-name="P12">float price=ferrari.price() //price has a value of 70000 (350*200)</text:p>
      <text:p text:style-name="P12"/>
      <text:p text:style-name="P4"><text:soft-page-break/>Classes – Theory</text:p>
      <text:p text:style-name="P15">Second piece of theory, here it comes: C# has this thing called accessibility modifiers. <text:span text:style-name="T5">Basically they decide whether a method/variable is visible from outside the class or not.</text:span></text:p>
      <text:p text:style-name="P16">The most important modifiers are <text:span text:style-name="T3">public</text:span> and <text:span text:style-name="T3">private</text:span>, as you can guess <text:s/>public means it’s accessible from other classes, private means it’s not.</text:p>
      <text:p text:style-name="P16"/>
      <text:p text:style-name="P3">Class<text:span text:style-name="T5">es</text:span> – Practice </text:p>
      <text:p text:style-name="P16">To use those modifiers you just need to put them before the declarations</text:p>
      <text:p text:style-name="P16">e.g.</text:p>
      <text:p text:style-name="P13">public int x;</text:p>
      <text:p text:style-name="P13">public void newMethod(){</text:p>
      <text:p text:style-name="P13"/>
      <text:p text:style-name="P13">}</text:p>
      <text:p text:style-name="P13">private int y;</text:p>
      <text:p text:style-name="P13">private void newMethod2(){</text:p>
      <text:p text:style-name="P13"/>
      <text:p text:style-name="P13">}</text:p>
      <text:p text:style-name="P16">Easy right?</text:p>
      <text:p text:style-name="P16"/>
      <text:p text:style-name="P3">Class – <text:span text:style-name="T6">Assignement</text:span> </text:p>
      <text:p text:style-name="P17">So let’s try and make something with all these “classes thing”.</text:p>
      <text:p text:style-name="P18">We’ll create a more complex program this time, so don’t worry if it takes longer to figure it out.</text:p>
      <text:p text:style-name="P18">We’ll create a very simple two-players game, the rules are:</text:p>
      <text:list xml:id="list542737446417944637" text:style-name="L1">
        <text:list-item>
          <text:p text:style-name="P19">every player has 3 stats: health, armor, damage</text:p>
        </text:list-item>
        <text:list-item>
          <text:p text:style-name="P19">every player can perform 2 actions: attack or improve one stat by one point</text:p>
          <text:list>
            <text:list-item>
              <text:p text:style-name="P19">when attacking, the other player loses n health points, where n is the difference between the attacker damage and the defender armor (if the defender has more armor than the attacker damage, he isn’t damaged, but doesn’t heal either)</text:p>
            </text:list-item>
          </text:list>
        </text:list-item>
        <text:list-item>
          <text:p text:style-name="P19">you lose when you reach 0 health points</text:p>
        </text:list-item>
      </text:list>
      <text:p text:style-name="P18"/>
      <text:p text:style-name="P21">Interactions:</text:p>
      <text:list xml:id="list7556534951517536519" text:style-name="L3">
        <text:list-item>
          <text:p text:style-name="P22">to attack type “attack”</text:p>
        </text:list-item>
        <text:list-item>
          <text:p text:style-name="P23">to improve a stat type “improve statName”</text:p>
        </text:list-item>
      </text:list>
      <text:p text:style-name="P18">Every turn goes like this:</text:p>
      <text:list xml:id="list3432486621814615694" text:style-name="L2">
        <text:list-item>
          <text:p text:style-name="P20">the current stats for each player are displayed</text:p>
        </text:list-item>
        <text:list-item>
          <text:p text:style-name="P20">the text “Player 1 turn” is displayed</text:p>
        </text:list-item>
        <text:list-item>
          <text:p text:style-name="P20">the player 1 types his action</text:p>
        </text:list-item>
        <text:list-item>
          <text:p text:style-name="P20">the text “Player 2 turn” is displayed</text:p>
        </text:list-item>
        <text:list-item>
          <text:p text:style-name="P20">the player 2 types his action</text:p>
        </text:list-item>
      </text:list>
      <text:p text:style-name="P18"/>
      <text:p text:style-name="P18">When a player loses the text “Player X won” is display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9T21:53:30.980000000</meta:creation-date>
    <dc:date>2017-01-23T10:28:23.691000000</dc:date>
    <meta:editing-duration>PT50M53S</meta:editing-duration>
    <meta:editing-cycles>10</meta:editing-cycles>
    <meta:generator>LibreOffice/5.2.4.2$Windows_x86 LibreOffice_project/3d5603e1122f0f102b62521720ab13a38a4e0eb0</meta:generator>
    <meta:document-statistic meta:table-count="0" meta:image-count="0" meta:object-count="0" meta:page-count="2" meta:paragraph-count="69" meta:word-count="612" meta:character-count="3443" meta:non-whitespace-character-count="2888"/>
  </office:meta>
</office:document-meta>
</file>